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6c54" officeooo:paragraph-rsid="000a6c54" style:font-weight-asian="bold" style:font-weight-complex="bold"/>
    </style:style>
    <style:style style:name="P2" style:family="paragraph" style:parent-style-name="Standard">
      <style:text-properties fo:font-weight="normal" officeooo:rsid="000a6c54" officeooo:paragraph-rsid="000a6c54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a6c54" officeooo:paragraph-rsid="000a6c54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c6bb1" officeooo:paragraph-rsid="000c6bb1" style:font-weight-asian="bold" style:font-weight-complex="bold"/>
    </style:style>
    <style:style style:name="P5" style:family="paragraph" style:parent-style-name="Standard">
      <style:text-properties officeooo:paragraph-rsid="000cf2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officeooo:rsid="000cf261" style:font-weight-asian="normal" style:font-weight-complex="normal"/>
    </style:style>
    <style:style style:name="T4" style:family="text">
      <style:text-properties style:text-underline-style="none" fo:font-weight="normal" officeooo:rsid="000e1a61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0cf26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/>
      <text:p text:style-name="P2"><text:span text:style-name="T1">Discord</text:span> es una aplicación de comunicación, diseñada en un principio para la comunidad gamer pero que ha evolucionado con el paso de los años para servir a gran cantidad de usuarios y comunidades con diversos fines. </text:p>
      <text:p text:style-name="P2"/>
      <text:p text:style-name="P4">2.</text:p>
      <text:p text:style-name="P4"/>
      <text:p text:style-name="P5"><text:span text:style-name="T5">Desarrolladores:</text:span><text:span text:style-name="T3"> </text:span><text:span text:style-name="T4">Sus creadores son </text:span><text:span text:style-name="T2">Jason Citron y Stan Vishnevskiy.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22:15:04.331000000</meta:creation-date>
    <dc:date>2025-01-20T22:20:07.523000000</dc:date>
    <meta:editing-duration>PT5M</meta:editing-duration>
    <meta:editing-cycles>6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4" meta:word-count="47" meta:character-count="286" meta:non-whitespace-character-count="242"/>
  </office:meta>
</office:document-meta>
</file>